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text-properties fo:font-size="16pt" fo:font-weight="bold" officeooo:rsid="0063e36a" officeooo:paragraph-rsid="0063e36a" style:font-weight-asian="bold" style:font-weight-complex="bold"/>
    </style:style>
    <style:style style:name="P22" style:family="paragraph" style:parent-style-name="Standard">
      <style:text-properties fo:font-size="16pt" officeooo:rsid="0058ef4f" officeooo:paragraph-rsid="0058ef4f"/>
    </style:style>
    <style:style style:name="P23" style:family="paragraph" style:parent-style-name="Standard">
      <style:text-properties fo:font-size="16pt" officeooo:rsid="005acf8c" officeooo:paragraph-rsid="005acf8c"/>
    </style:style>
    <style:style style:name="P24" style:family="paragraph" style:parent-style-name="Standard">
      <style:text-properties fo:font-size="16pt" officeooo:rsid="005b81f9" officeooo:paragraph-rsid="005b81f9"/>
    </style:style>
    <style:style style:name="P25" style:family="paragraph" style:parent-style-name="Standard">
      <style:text-properties fo:font-size="16pt" officeooo:rsid="0065c661" officeooo:paragraph-rsid="0065c661"/>
    </style:style>
    <style:style style:name="P26" style:family="paragraph" style:parent-style-name="Standard">
      <style:text-properties fo:font-size="16pt" officeooo:rsid="00673e19" officeooo:paragraph-rsid="00673e19"/>
    </style:style>
    <style:style style:name="P27" style:family="paragraph" style:parent-style-name="Standard">
      <style:text-properties fo:font-size="16pt" officeooo:rsid="0067daaf" officeooo:paragraph-rsid="0067daaf"/>
    </style:style>
    <style:style style:name="P28" style:family="paragraph" style:parent-style-name="Standard">
      <style:text-properties fo:font-size="16pt" officeooo:rsid="0069486d" officeooo:paragraph-rsid="0069486d"/>
    </style:style>
    <style:style style:name="P29" style:family="paragraph" style:parent-style-name="Standard">
      <style:paragraph-properties fo:break-before="page"/>
      <style:text-properties fo:font-size="16pt" officeooo:rsid="002ea60d" officeooo:paragraph-rsid="0058ef4f"/>
    </style:style>
    <style:style style:name="P30" style:family="paragraph" style:parent-style-name="Standard">
      <style:text-properties fo:font-size="16pt" officeooo:rsid="006ec697" officeooo:paragraph-rsid="006ec697"/>
    </style:style>
    <style:style style:name="P31" style:family="paragraph" style:parent-style-name="Standard">
      <style:text-properties fo:font-size="16pt" officeooo:rsid="006f420e" officeooo:paragraph-rsid="006f420e"/>
    </style:style>
    <style:style style:name="P32" style:family="paragraph" style:parent-style-name="Standard">
      <style:text-properties fo:font-size="16pt" officeooo:rsid="00713b17" officeooo:paragraph-rsid="00713b17"/>
    </style:style>
    <style:style style:name="P33" style:family="paragraph" style:parent-style-name="Standard">
      <style:text-properties fo:font-size="16pt" officeooo:rsid="0074865b" officeooo:paragraph-rsid="0074865b"/>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style:style style:name="T19" style:family="text">
      <style:text-properties officeooo:rsid="00751d0b"/>
    </style:style>
    <style:style style:name="T20" style:family="text">
      <style:text-properties officeooo:rsid="0077bb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Klassifikation der Wirklichkeit</text:p>
      <text:p text:style-name="P23"/>
      <text:p text:style-name="P23"><text:span text:style-name="T10">I</text:span>m Versuch, die Wirklichkeit zu klassifizieren, kommt die D-Ebene natürlich vor.</text:p>
      <text:p text:style-name="P23"/>
      <text:p text:style-name="P24">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2"/>
      <text:p text:style-name="P25">Desweiteren kommt die T-Ebene öfters vor. Diese Ebene wird häufig mit abstraktem Denken, Zeichnungen, Visionen, Mathematik oder Computerprogrammen in Verbindung gebracht.</text:p>
      <text:p text:style-name="P25"/>
      <text:p text:style-name="P26">Dieser Artikel versucht, diesen Dingen weiter auf den Grund zu gehen, indem der Vergleich zu den Maschinen hergestellt wird.</text:p>
      <text:p text:style-name="P27">Maschinen sind zuerst einmal nur ein Stück Metall, aber durch die menschliche Vorstellungskraft wird dieses Metall so geformt, dass es bestimmten Ideen entspricht. Und dadurch entsprechen diese Maschinen dann selbst den jeweiligen Ebenen.</text:p>
      <text:p text:style-name="P27"/>
      <text:p text:style-name="P28">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2"/>
      <text:p text:style-name="P29"><text:span text:style-name="T14">Klassifikation der Maschinen</text:span></text:p>
      <text:p text:style-name="P20"/>
      <text:p text:style-name="P30">In diesem Artikel geht es darum, die Wesensbeschaffenheit der Maschinen weiter zu untersuchen. Es soll eine Übersicht erstellt werden, welche wesentlichen Eigenschaften es bei den Maschinen gibt.</text:p>
      <text:p text:style-name="P30"/>
      <text:p text:style-name="P31">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1"/>
      <text:p text:style-name="P32">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33">Diese CPU hat zwei Aufgaben: die Verwaltung der Hardware (D-Ebene) und die Verwaltung von Informationen (T-Ebene). <text:span text:style-name="T19">Somit ist die CPU das D-T-Element in der Maschine, ähnlich wie das Nervengeflecht zwischen Stammhirn </text:span><text:span text:style-name="T20">(T-Ebene)</text:span><text:span text:style-name="T19"> und Brustbein </text:span><text:span text:style-name="T20">(D-Ebene) </text:span><text:span text:style-name="T19">beim Menschen.</text:span></text:p>
      <text:p text:style-name="P20"/>
      <text:p text:style-name="P20"/>
      <text:p text:style-name="P20"/>
      <text:p text:style-name="P1">In diesem Artikel geht es darum, „Computing Machinery“ zu klassifizieren.</text:p>
      <text:p text:style-name="P1"/>
      <text:p text:style-name="P2"><text:soft-page-break/>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
      <text:p text:style-name="P4">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text:span><text:soft-page-break/><text:span text:style-name="T4">„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
      <text:p text:style-name="P14">Charakter:</text:p>
      <text:p text:style-name="P14">Tastatur/(?)Drucker</text:p>
      <text:p text:style-name="P15">also haben wir diese drei signal I/O ebenen,</text:p>
      <text:p text:style-name="P15">und das ist das „multimedia-system“.</text:p>
      <text:p text:style-name="P15"/>
      <text:p text:style-name="P16">Das hat jeweils eigene softwarekonstrukte…</text:p>
      <text:p text:style-name="P16"/>
      <text:p text:style-name="P16"><text:soft-page-break/>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5:37:16.223751810</dc:date>
    <meta:editing-duration>PT1H16M39S</meta:editing-duration>
    <meta:editing-cycles>83</meta:editing-cycles>
    <meta:document-statistic meta:table-count="0" meta:image-count="0" meta:object-count="0" meta:page-count="5" meta:paragraph-count="49" meta:word-count="870" meta:character-count="5959" meta:non-whitespace-character-count="5131"/>
  </office:meta>
</office:document-meta>
</file>